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" style:font-name-asian="Times" style:font-name-complex="Times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9" style:family="table-cell" style:parent-style-name="Default" style:data-style-name="N0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10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.6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istance_to_river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6">
            <text:p>Population density</text:p>
          </table:table-cell>
          <table:covered-table-cell table:number-columns-repeated="2"/>
          <table:table-cell table:number-columns-repeated="3" table:style-name="ce2"/>
          <table:table-cell office:value-type="string" table:style-name="ce2">
            <text:p>(all include Philadelphia)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Year</text:p>
          </table:table-cell>
          <table:table-cell office:value-type="string" table:style-name="ce5">
            <text:p>0-10mi</text:p>
          </table:table-cell>
          <table:table-cell office:value-type="string" table:style-name="ce5">
            <text:p>10-20mi</text:p>
          </table:table-cell>
          <table:table-cell office:value-type="string" table:style-name="ce5">
            <text:p>20-30mi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40" table:style-name="ce2">
            <text:p>1840</text:p>
          </table:table-cell>
          <table:table-cell table:number-columns-repeated="3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80" table:style-name="ce2">
            <text:p>1880</text:p>
          </table:table-cell>
          <table:table-cell table:number-columns-repeated="3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20" table:style-name="ce2">
            <text:p>1920</text:p>
          </table:table-cell>
          <table:table-cell table:number-columns-repeated="3" table:style-name="ce3"/>
          <table:table-cell table:number-columns-repeated="1020" table:style-name="ce2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Distance_to_bridge" table:style-name="ta1">
        <table:table-column table:style-name="co1" table:default-cell-style-name="ce2"/>
        <table:table-column table:style-name="co4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table:number-columns-spanned="3" table:number-rows-spanned="1" table:style-name="ce9"/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log population density with distance to nearest bridg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-0.35499999999999998" table:style-name="ce8">
            <text:p>-0,35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-0.28899999999999998" table:style-name="ce8">
            <text:p>-0,28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-0.434" table:style-name="ce8">
            <text:p>-0,43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-0.184" table:style-name="ce8">
            <text:p>-0,18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-0.35299999999999998" table:style-name="ce3">
            <text:p>-0,3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17699999999999999" table:style-name="ce3">
            <text:p>0,17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-0.42899999999999999" table:style-name="ce3">
            <text:p>-0,4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-0.501" table:style-name="ce3">
            <text:p>-0,50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-0.504" table:style-name="ce3">
            <text:p>-0,50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-0.247" table:style-name="ce3">
            <text:p>-0,24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-0.55200000000000005" table:style-name="ce3">
            <text:p>-0,55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-0.40400000000000003" table:style-name="ce3">
            <text:p>-0,40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lustering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11">
            <text:p>Coefficient of variation of population density (left bank)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5">
            <text:p>0-10mi</text:p>
          </table:table-cell>
          <table:table-cell office:value-type="string" table:style-name="ce5">
            <text:p>10-20mi</text:p>
          </table:table-cell>
          <table:table-cell office:value-type="string" table:style-name="ce5">
            <text:p>20-30m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2.552" table:style-name="ce3">
            <text:p>2,552</text:p>
          </table:table-cell>
          <table:table-cell office:value-type="float" office:value="1.899" table:style-name="ce3">
            <text:p>1,899</text:p>
          </table:table-cell>
          <table:table-cell office:value-type="float" office:value="1.778" table:style-name="ce3">
            <text:p>1,7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6.9930000000000003" table:style-name="ce3">
            <text:p>6,993</text:p>
          </table:table-cell>
          <table:table-cell office:value-type="float" office:value="6.2439999999999998" table:style-name="ce3">
            <text:p>6,244</text:p>
          </table:table-cell>
          <table:table-cell office:value-type="float" office:value="5.181" table:style-name="ce3">
            <text:p>5,1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3.5880000000000001" table:style-name="ce3">
            <text:p>3,588</text:p>
          </table:table-cell>
          <table:table-cell office:value-type="float" office:value="3.3239999999999998" table:style-name="ce3">
            <text:p>3,324</text:p>
          </table:table-cell>
          <table:table-cell office:value-type="float" office:value="2.9089999999999998" table:style-name="ce3">
            <text:p>2,9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2.0270000000000001" table:style-name="ce3">
            <text:p>2,027</text:p>
          </table:table-cell>
          <table:table-cell office:value-type="float" office:value="2.0649999999999999" table:style-name="ce3">
            <text:p>2,065</text:p>
          </table:table-cell>
          <table:table-cell office:value-type="float" office:value="2.1120000000000001" table:style-name="ce3">
            <text:p>2,1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1.5089999999999999" table:style-name="ce3">
            <text:p>1,509</text:p>
          </table:table-cell>
          <table:table-cell office:value-type="float" office:value="1.7450000000000001" table:style-name="ce3">
            <text:p>1,745</text:p>
          </table:table-cell>
          <table:table-cell office:value-type="float" office:value="0.84699999999999998" table:style-name="ce3">
            <text:p>0,8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1.5860000000000001" table:style-name="ce3">
            <text:p>1,586</text:p>
          </table:table-cell>
          <table:table-cell office:value-type="float" office:value="2.2650000000000001" table:style-name="ce3">
            <text:p>2,265</text:p>
          </table:table-cell>
          <table:table-cell office:value-type="float" office:value="1.4610000000000001" table:style-name="ce3">
            <text:p>1,4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3.2559999999999998" table:style-name="ce3">
            <text:p>3,256</text:p>
          </table:table-cell>
          <table:table-cell office:value-type="float" office:value="3.161" table:style-name="ce3">
            <text:p>3,161</text:p>
          </table:table-cell>
          <table:table-cell office:value-type="float" office:value="1.5640000000000001" table:style-name="ce3">
            <text:p>1,5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4.0110000000000001" table:style-name="ce3">
            <text:p>4,011</text:p>
          </table:table-cell>
          <table:table-cell office:value-type="float" office:value="3.1760000000000002" table:style-name="ce3">
            <text:p>3,176</text:p>
          </table:table-cell>
          <table:table-cell office:value-type="float" office:value="2.008" table:style-name="ce3">
            <text:p>2,0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2.5089999999999999" table:style-name="ce3">
            <text:p>2,509</text:p>
          </table:table-cell>
          <table:table-cell office:value-type="float" office:value="2.2589999999999999" table:style-name="ce3">
            <text:p>2,259</text:p>
          </table:table-cell>
          <table:table-cell office:value-type="float" office:value="1.419" table:style-name="ce3">
            <text:p>1,4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3.1469999999999998" table:style-name="ce3">
            <text:p>3,147</text:p>
          </table:table-cell>
          <table:table-cell office:value-type="float" office:value="2.2120000000000002" table:style-name="ce3">
            <text:p>2,212</text:p>
          </table:table-cell>
          <table:table-cell office:value-type="float" office:value="1.0549999999999999" table:style-name="ce3">
            <text:p>1,0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3.4590000000000001" table:style-name="ce3">
            <text:p>3,459</text:p>
          </table:table-cell>
          <table:table-cell office:value-type="float" office:value="4.1929999999999996" table:style-name="ce3">
            <text:p>4,193</text:p>
          </table:table-cell>
          <table:table-cell office:value-type="float" office:value="5.633" table:style-name="ce3">
            <text:p>5,6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1.8859999999999999" table:style-name="ce3">
            <text:p>1,886</text:p>
          </table:table-cell>
          <table:table-cell office:value-type="float" office:value="1.8540000000000001" table:style-name="ce3">
            <text:p>1,854</text:p>
          </table:table-cell>
          <table:table-cell office:value-type="float" office:value="0.99" table:style-name="ce10">
            <text:p>0,99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orrelation" table:style-name="ta1">
        <table:table-column table:style-name="co2" table:default-cell-style-name="ce2"/>
        <table:table-column table:style-name="co5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4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between left and right ban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0.51600000000000001" table:style-name="ce8">
            <text:p>0,5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0.08" table:style-name="ce8">
            <text:p>0,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70799999999999996" table:style-name="ce8">
            <text:p>0,7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47499999999999998" table:style-name="ce8">
            <text:p>0,4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56699999999999995" table:style-name="ce10">
            <text:p>0,5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41599999999999998" table:style-name="ce10">
            <text:p>0,4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5800000000000005" table:style-name="ce10">
            <text:p>0,5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317" table:style-name="ce10">
            <text:p>0,3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48299999999999998" table:style-name="ce10">
            <text:p>0,4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61899999999999999" table:style-name="ce10">
            <text:p>0,6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42399999999999999" table:style-name="ce10">
            <text:p>0,4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51" table:style-name="ce10">
            <text:p>0,5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float" office:value="0.47516666666666701" table:style-name="ce2">
            <text:p>0,475166667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  <table:table table:name="Correlation-at-bridges" table:style-name="ta1">
        <table:table-column table:style-name="co2" table:default-cell-style-name="ce2"/>
        <table:table-column table:style-name="co6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on either side of brid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kansas</text:p>
          </table:table-cell>
          <table:table-cell office:value-type="float" office:value="0.377" table:style-name="ce8">
            <text:p>0,3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1.2999999999999999E-2" table:style-name="ce8">
            <text:p>0,0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627" table:style-name="ce8">
            <text:p>0,6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36899999999999999" table:style-name="ce8">
            <text:p>0,3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39900000000000002" table:style-name="ce10">
            <text:p>0,3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251" table:style-name="ce10">
            <text:p>0,2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5100000000000005" table:style-name="ce10">
            <text:p>0,5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251" table:style-name="ce10">
            <text:p>0,2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46500000000000002" table:style-name="ce10">
            <text:p>0,4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52300000000000002" table:style-name="ce10">
            <text:p>0,5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58899999999999997" table:style-name="ce10">
            <text:p>0,5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28100000000000003" table:style-name="ce10">
            <text:p>0,281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float" office:value="0.36633333333333301" table:style-name="ce2">
            <text:p>0,366333333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klos Koren</meta:initial-creator>
    <dc:creator>Dávid</dc:creator>
    <meta:creation-date>2013-04-30T15:17:52Z</meta:creation-date>
    <dc:date>2013-06-06T12:06:09Z</dc:date>
    <meta:editing-cycles>17</meta:editing-cycles>
    <meta:editing-duration>PT3149S</meta:editing-duration>
  </office:meta>
</office:document-meta>
</file>